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weight="normal" style:font-weight-asian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weight="normal" style:font-weight-asian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12cm" style:type="center"/>
          <style:tab-stop style:position="12.012cm" style:type="center"/>
        </style:tab-stops>
      </style:paragraph-properties>
      <style:text-properties fo:color="#000000" style:font-name="Arial" fo:font-weight="normal" style:font-weight-asian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8pt" fo:font-weight="normal" style:font-size-asian="8pt" style:font-weight-asian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8pt" fo:font-weight="bold" style:font-size-asian="8pt" style:font-weight-asian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5pt" fo:font-weight="normal" style:font-size-asian="5pt" style:font-weight-asian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20705"/>
    </style:style>
    <style:style style:name="P13" style:family="paragraph" style:parent-style-name="Standard">
      <style:paragraph-properties>
        <style:tab-stops>
          <style:tab-stop style:position="12cm" style:type="center"/>
        </style:tab-stops>
      </style:paragraph-properties>
    </style:style>
    <style:style style:name="P14" style:family="paragraph" style:parent-style-name="Standard">
      <style:text-properties style:font-name="Arial1"/>
    </style:style>
    <style:style style:name="P15" style:family="paragraph" style:parent-style-name="Standard">
      <style:text-properties style:font-name="Arial1" officeooo:paragraph-rsid="00020705"/>
    </style:style>
    <style:style style:name="P16" style:family="paragraph" style:parent-style-name="Standard">
      <style:paragraph-properties fo:margin-left="0cm" fo:margin-right="-1.007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-1.007cm" fo:text-align="justify" style:justify-single-word="false" fo:text-indent="0cm" style:auto-text-indent="false"/>
      <style:text-properties fo:color="#000000" style:font-name="Arial" fo:font-weight="normal" style:font-weight-asian="normal"/>
    </style:style>
    <style:style style:name="P18" style:family="paragraph" style:parent-style-name="Standard">
      <style:paragraph-properties fo:margin-left="1.27cm" fo:margin-right="-0.021cm" fo:text-align="justify" style:justify-single-word="false" fo:text-indent="-0.64cm" style:auto-text-indent="false"/>
    </style:style>
    <style:style style:name="P19" style:family="paragraph" style:parent-style-name="Standard">
      <style:paragraph-properties fo:margin-left="1.249cm" fo:margin-right="-0.021cm" fo:text-align="center" style:justify-single-word="false" fo:text-indent="1.249cm" style:auto-text-indent="false"/>
      <style:text-properties fo:color="#000000" style:font-name="Arial" fo:font-weight="bold" style:font-weight-asian="bold"/>
    </style:style>
    <style:style style:name="P20" style:family="paragraph" style:parent-style-name="Standard">
      <style:paragraph-properties fo:margin-left="1.249cm" fo:margin-right="-0.021cm" fo:text-align="justify" style:justify-single-word="false" fo:text-indent="1.249cm" style:auto-text-indent="false"/>
      <style:text-properties fo:color="#000000" style:font-name="Arial" fo:font-weight="normal" style:font-weight-asian="normal"/>
    </style:style>
    <style:style style:name="P21" style:family="paragraph" style:parent-style-name="Standard">
      <style:paragraph-properties fo:margin-left="2.498cm" fo:margin-right="-0.021cm" fo:text-align="justify" style:justify-single-word="false" fo:text-indent="0cm" style:auto-text-indent="false"/>
      <style:text-properties fo:color="#000000" style:font-name="Arial" fo:font-weight="normal" style:font-weight-asian="normal"/>
    </style:style>
    <style:style style:name="P22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" fo:font-size="8pt" fo:font-weight="normal" style:font-size-asian="8pt" style:font-weight-asian="normal"/>
    </style:style>
    <style:style style:name="P23" style:family="paragraph" style:parent-style-name="Standard" style:master-page-name="Standard">
      <style:paragraph-properties fo:margin-left="1.249cm" fo:margin-right="-0.021cm" fo:text-align="center" style:justify-single-word="false" fo:text-indent="1.249cm" style:auto-text-indent="false" style:page-number="auto"/>
      <style:text-properties fo:color="#000000" style:font-name="Arial" fo:font-weight="bold" style:font-weight-asian="bold"/>
    </style:style>
    <style:style style:name="T1" style:family="text">
      <style:text-properties fo:color="#000000" style:font-name="Arial" fo:font-weight="bold" style:font-weight-asian="bold"/>
    </style:style>
    <style:style style:name="T2" style:family="text">
      <style:text-properties fo:color="#000000" style:font-name="Arial" fo:font-weight="normal" style:font-weight-asian="normal"/>
    </style:style>
    <style:style style:name="T3" style:family="text">
      <style:text-properties fo:color="#000000" style:font-name="Arial" fo:font-size="8pt" fo:font-weight="normal" style:font-size-asian="8pt" style:font-weight-asian="normal"/>
    </style:style>
    <style:style style:name="T4" style:family="text">
      <style:text-properties fo:color="#000000" style:font-name="Arial" fo:font-size="8pt" fo:font-weight="bold" style:font-size-asian="8pt" style:font-weight-asian="bold"/>
    </style:style>
    <style:style style:name="T5" style:family="text">
      <style:text-properties fo:color="#000000" style:font-name="Arial" fo:font-size="12pt" fo:font-weight="normal" style:font-size-asian="12pt" style:font-weight-asian="normal"/>
    </style:style>
    <style:style style:name="T6" style:family="text">
      <style:text-properties fo:color="#000000" style:font-name="Arial" fo:font-size="12pt" fo:font-weight="bold" style:font-size-asian="12pt" style:font-weight-asian="bold" style:font-weight-complex="bold"/>
    </style:style>
    <style:style style:name="T7" style:family="text">
      <style:text-properties fo:color="#000000" style:font-name="ArialMT" fo:font-size="12pt" fo:font-weight="normal" style:font-size-asian="12pt" style:font-weight-asian="normal"/>
    </style:style>
    <style:style style:name="T8" style:family="text">
      <style:text-properties fo:color="#000000" style:font-name="Arial1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20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ICHIARAZIONE SOSTITUTIVA DELL’ATTO DI NOTORIETA’</text:p>
      <text:p text:style-name="P19">(Artt. 19 E 47, d.p.r. N. 445 DEL 28/12/2000)</text:p>
      <text:p text:style-name="P1"/>
      <text:p text:style-name="P15"><text:span text:style-name="T10">{%= @illa.capitalize %}</text:span> sottoscritt{%= @oa %} <text:span text:style-name="T9">{%= @persona.nome %} {%= @persona.cognome %}</text:span></text:p>
      <text:p text:style-name="P15">nat{%= @oa%} a <text:span text:style-name="T9">{%= @persona.comune_nascita %}</text:span> il <text:span text:style-name="T9">{%= @persona.data_nascita.lformat(:short) %}</text:span></text:p>
      <text:p text:style-name="P14"><text:span text:style-name="T5">residente a </text:span><text:span text:style-name="T6">{%= @persona.indirizzo_residenza.comune %}</text:span><text:span text:style-name="T5"> in </text:span><text:span text:style-name="T6">{%= @persona.indirizzo_residenza.to_s %}</text:span></text:p>
      <text:p text:style-name="P4"/>
      <text:p text:style-name="P17">consapevole delle sanzioni penali previste dell’art. 76 del D.P.R: 445/2000, nel caso di mendaci dichiarazioni, falsità negli atti, uso <text:s/>o esibizione di atti o contenenti dati non più rispondenti a verità,</text:p>
      <text:p text:style-name="P11"><text:span text:style-name="T2"><text:tab/><text:tab/><text:tab/><text:tab/><text:tab/><text:tab/></text:span><text:span text:style-name="T1">DICHIARA</text:span></text:p>
      <text:p text:style-name="P2"/>
      <text:p text:style-name="P11"><text:span text:style-name="T1">di essere a conoscenza del fatto che l’allegata copia</text:span><text:span text:style-name="T2">:</text:span></text:p>
      <text:p text:style-name="P4"/>
      <text:p text:style-name="P16"><text:span text:style-name="T2">dell’atto/documento________________________________conservato/rilasciato dalla Amministrazione Pubblica____________</text:span><text:span text:style-name="T1">è conforme all’originale;</text:span></text:p>
      <text:p text:style-name="P5"/>
      <text:p text:style-name="P2">della pubblicazione dal titolo _______________________________________________</text:p>
      <text:p text:style-name="P2">edito da_______________________,</text:p>
      <text:p text:style-name="P20">riprodotto per intero e quindi composto da n.____________________fogli</text:p>
      <text:p text:style-name="P21">riprodotto per estratto da pag._______pag____ e quindi composto da n.____ fogli</text:p>
      <text:p text:style-name="P10">è conforme all’originale;</text:p>
      <text:p text:style-name="P5"/>
      <text:p text:style-name="P2">del titolo di studio/servizio ________________________________________________</text:p>
      <text:p text:style-name="P11"><text:span text:style-name="T2">rilasciato da____________________________</text:span><text:span text:style-name="T1">è conforme all’originale</text:span><text:span text:style-name="T2">;</text:span></text:p>
      <text:p text:style-name="P4"/>
      <text:p text:style-name="P2">dei sottoelencati documenti fiscali, di cui è obbligatoria la conservazione:</text:p>
      <text:p text:style-name="P2">________________________________________________________________________________________________________________________________________________________________________________________________________________________</text:p>
      <text:p text:style-name="P4"/>
      <text:p text:style-name="P10">è conforme all’originale.</text:p>
      <text:p text:style-name="P5"/>
      <text:p text:style-name="P6">Dichiaro di essere informato, ai sensi e per gli effetti di cui all'art.13 del Dlgs 196/2003, che <text:s/>i <text:s/>dati personali raccolti saranno trattati, <text:s/>anche con strumenti informatici, esclusivamente nell'ambito del procedimento per il quale la presente dichiarazione viene resa.</text:p>
      <text:p text:style-name="P2"/>
      <text:p text:style-name="P12"><text:span text:style-name="T7">Addì</text:span><text:span text:style-name="T8"> {%= @data %}</text:span></text:p>
      <text:p text:style-name="P3"><text:tab/>IL DICHIARANTE</text:p>
      <text:p text:style-name="P13"><text:span text:style-name="T3"><text:tab/></text:span><text:span text:style-name="T2">_________________</text:span></text:p>
      <text:p text:style-name="P6"/>
      <text:p text:style-name="P6">***************************************************************************************************************************</text:p>
      <text:p text:style-name="P8">AUTENTICA</text:p>
      <text:p text:style-name="P6"/>
      <text:p text:style-name="P7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7">previo accertamento della sua identità a mezzo di _____________________________________________</text:p>
      <text:p text:style-name="P9"/>
      <text:p text:style-name="P6">Addì _______________________<text:tab/><text:tab/><text:tab/>IL DIPENDENTE INCARICATO DAL SINDACO</text:p>
      <text:p text:style-name="P4"/>
      <text:p text:style-name="P22">_________________________________________________</text:p>
      <text:p text:style-name="P4">La presente dichiarazione può essere:</text:p>
      <text:p text:style-name="P18"><text:span text:style-name="T4">a)<text:tab/></text:span><text:span text:style-name="T3">firmata in presenza del dipendente addetto a riceverla</text:span></text:p>
      <text:p text:style-name="P18"><text:span text:style-name="T4">b)<text:tab/></text:span><text:span text:style-name="T3">trasmessa via posta o via telematica con allegata copia carta di identità se trasmessa a organi della Pubblica amministrazione</text:span></text:p>
      <text:p text:style-name="P18"><text:span text:style-name="T4">c)<text:tab/></text:span><text:span text:style-name="T3">La firma deve essere autenticata presso qualsiasi pubblico ufficiale (dipendente comunale incaricato dal Sindaco, Notaio, Segretario Comunale </text:span><text:span text:style-name="T4">se va presentata ad soggetti privati o ad organi della Pubblica amministrazione ai fini della riscossione di benefici economici</text:span><text:span text:style-name="T3"> (pensioni, contributi, ecc.). In tal caso occorre </text:span><text:span text:style-name="T4">apporre la marca da bo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268cm" fo:margin-left="2cm" fo:margin-right="2cm" style:writing-mode="lr-tb" style:layout-grid-color="#c0c0c0" style:layout-grid-lines="2684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’ATTO DI NOTORIETA’</dc:title>
    <meta:generator>LibreOffice/4.3.7.2$MacOSX_X86_64 LibreOffice_project/8a35821d8636a03b8bf4e15b48f59794652c68ba</meta:generator>
    <meta:editing-duration>PT1M1S</meta:editing-duration>
    <meta:editing-cycles>2</meta:editing-cycles>
    <meta:creation-date>2015-09-29T13:55:16.641457000</meta:creation-date>
    <dc:date>2015-09-29T13:55:17.781280000</dc:date>
    <meta:document-statistic meta:table-count="0" meta:image-count="0" meta:object-count="0" meta:page-count="1" meta:paragraph-count="33" meta:word-count="322" meta:character-count="2983" meta:non-whitespace-character-count="2672"/>
  </office:meta>
</office:document-meta>
</file>